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">
      <style:table-properties style:width="6.692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3.5139in" style:rel-column-width="34409*"/>
    </style:style>
    <style:style style:name="Table1.B" style:family="table-column">
      <style:table-column-properties style:column-width="2.3597in" style:rel-column-width="23107*"/>
    </style:style>
    <style:style style:name="Table1.C" style:family="table-column">
      <style:table-column-properties style:column-width="0.8188in" style:rel-column-width="8019*"/>
    </style:style>
    <style:style style:name="Table1.A1" style:family="table-cell">
      <style:table-cell-properties fo:padding="0.0382in" fo:border="none"/>
    </style:style>
    <style:style style:name="Table1.5" style:family="table-row">
      <style:table-row-properties fo:background-color="transparent" style:keep-together="true" fo:keep-together="auto">
        <style:background-image/>
      </style:table-row-properties>
    </style:style>
    <style:style style:name="Table1.A5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3.5139in" style:rel-column-width="34409*"/>
    </style:style>
    <style:style style:name="Table3.B" style:family="table-column">
      <style:table-column-properties style:column-width="2.3597in" style:rel-column-width="23107*"/>
    </style:style>
    <style:style style:name="Table3.C" style:family="table-column">
      <style:table-column-properties style:column-width="0.8188in" style:rel-column-width="8019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24in" table:align="margins"/>
    </style:style>
    <style:style style:name="Table4.A" style:family="table-column">
      <style:table-column-properties style:column-width="3.6042in" style:rel-column-width="35293*"/>
    </style:style>
    <style:style style:name="Table4.B" style:family="table-column">
      <style:table-column-properties style:column-width="2.2708in" style:rel-column-width="22237*"/>
    </style:style>
    <style:style style:name="Table4.C" style:family="table-column">
      <style:table-column-properties style:column-width="0.8174in" style:rel-column-width="8005*"/>
    </style:style>
    <style:style style:name="Table4.A1" style:family="table-cell">
      <style:table-cell-properties fo:padding="0.0382in" fo:border="none"/>
    </style:style>
    <style:style style:name="Table9" style:family="table">
      <style:table-properties style:width="6.6924in" table:align="margins"/>
    </style:style>
    <style:style style:name="Table9.A" style:family="table-column">
      <style:table-column-properties style:column-width="0.9694in" style:rel-column-width="9493*"/>
    </style:style>
    <style:style style:name="Table9.B" style:family="table-column">
      <style:table-column-properties style:column-width="5.7229in" style:rel-column-width="56042*"/>
    </style:style>
    <style:style style:name="Table9.A1" style:family="table-cell">
      <style:table-cell-properties fo:padding="0.0382in" fo:border="none"/>
    </style:style>
    <style:style style:name="P1" style:family="paragraph" style:parent-style-name="Contact_20_Info">
      <style:text-properties fo:language="es" fo:country="ES"/>
    </style:style>
    <style:style style:name="P2" style:family="paragraph" style:parent-style-name="Contact_20_Info">
      <style:text-properties fo:language="es" fo:country="ES" fo:font-weight="bold" style:font-weight-asian="bold" style:font-weight-complex="bold"/>
    </style:style>
    <style:style style:name="P3" style:family="paragraph" style:parent-style-name="Contact_20_Info">
      <style:text-properties fo:language="es" fo:country="ES" fo:font-weight="bold" officeooo:paragraph-rsid="001dbc73" style:font-weight-asian="bold" style:font-weight-complex="bold"/>
    </style:style>
    <style:style style:name="P4" style:family="paragraph" style:parent-style-name="Contact_20_Info">
      <style:paragraph-properties fo:text-align="end" style:justify-single-word="false">
        <style:tab-stops/>
      </style:paragraph-properties>
      <style:text-properties fo:language="es" fo:country="ES" officeooo:rsid="001dbc73" officeooo:paragraph-rsid="001dbc73"/>
    </style:style>
    <style:style style:name="P5" style:family="paragraph" style:parent-style-name="Heading">
      <style:paragraph-properties fo:text-align="end" style:justify-single-word="false"/>
      <style:text-properties fo:language="es" fo:country="ES"/>
    </style:style>
    <style:style style:name="P6" style:family="paragraph" style:parent-style-name="Text_20_body">
      <style:text-properties fo:language="es" fo:country="ES"/>
    </style:style>
    <style:style style:name="P7" style:family="paragraph" style:parent-style-name="Text_20_body">
      <style:text-properties fo:language="es" fo:country="ES" fo:font-weight="bold" officeooo:rsid="001e4d23" style:font-weight-asian="bold" style:font-weight-complex="bold"/>
    </style:style>
    <style:style style:name="P8" style:family="paragraph" style:parent-style-name="Text_20_body">
      <style:text-properties fo:language="es" fo:country="ES" officeooo:rsid="001e4d23"/>
    </style:style>
    <style:style style:name="P9" style:family="paragraph" style:parent-style-name="Text_20_body">
      <style:text-properties fo:language="es" fo:country="ES" officeooo:rsid="001e4d23" officeooo:paragraph-rsid="001e4d23"/>
    </style:style>
    <style:style style:name="P10" style:family="paragraph" style:parent-style-name="Text_20_body">
      <style:text-properties fo:language="es" fo:country="ES" officeooo:rsid="001f8c67" officeooo:paragraph-rsid="001f8c67"/>
    </style:style>
    <style:style style:name="P11" style:family="paragraph" style:parent-style-name="Text_20_body">
      <style:text-properties fo:language="es" fo:country="ES" officeooo:rsid="0021272c" officeooo:paragraph-rsid="0021272c"/>
    </style:style>
    <style:style style:name="P12" style:family="paragraph" style:parent-style-name="Text_20_body">
      <style:paragraph-properties fo:margin-top="0in" fo:margin-bottom="0.0398in"/>
      <style:text-properties fo:language="es" fo:country="ES" fo:font-weight="normal" style:font-weight-asian="normal" style:font-weight-complex="normal"/>
    </style:style>
    <style:style style:name="P13" style:family="paragraph" style:parent-style-name="Table_20_Heading">
      <style:text-properties fo:language="es" fo:country="ES"/>
    </style:style>
    <style:style style:name="P14" style:family="paragraph" style:parent-style-name="Table_20_Heading">
      <style:paragraph-properties fo:text-align="start" style:justify-single-word="false"/>
      <style:text-properties fo:language="es" fo:country="ES"/>
    </style:style>
    <style:style style:name="P15" style:family="paragraph" style:parent-style-name="Table_20_Heading">
      <style:paragraph-properties fo:text-align="center" style:justify-single-word="false"/>
      <style:text-properties fo:language="es" fo:country="ES"/>
    </style:style>
    <style:style style:name="P16" style:family="paragraph" style:parent-style-name="Table_20_Heading">
      <style:paragraph-properties fo:text-align="start" style:justify-single-word="false"/>
      <style:text-properties fo:language="es" fo:country="ES" officeooo:rsid="001f8c67" officeooo:paragraph-rsid="001f8c67"/>
    </style:style>
    <style:style style:name="P17" style:family="paragraph" style:parent-style-name="Table_20_Heading">
      <style:paragraph-properties fo:text-align="start" style:justify-single-word="false"/>
      <style:text-properties fo:language="es" fo:country="ES" officeooo:rsid="00213a2c" officeooo:paragraph-rsid="00213a2c"/>
    </style:style>
    <style:style style:name="P18" style:family="paragraph" style:parent-style-name="Table_20_Contents">
      <style:text-properties style:font-name="Book Antiqua" fo:font-size="9pt" fo:language="es" fo:country="ES"/>
    </style:style>
    <style:style style:name="P19" style:family="paragraph" style:parent-style-name="Table_20_Contents">
      <style:text-properties style:font-name="Book Antiqua" fo:font-size="9pt" fo:language="es" fo:country="ES" officeooo:paragraph-rsid="00213a2c"/>
    </style:style>
    <style:style style:name="P20" style:family="paragraph" style:parent-style-name="Text_20_body" style:list-style-name="List_20_1">
      <style:paragraph-properties fo:margin-top="0in" fo:margin-bottom="0.0398in"/>
      <style:text-properties fo:language="es" fo:country="ES"/>
    </style:style>
    <style:style style:name="P21" style:family="paragraph" style:parent-style-name="Text_20_body" style:list-style-name="List_20_1">
      <style:paragraph-properties fo:margin-top="0in" fo:margin-bottom="0.0398in"/>
      <style:text-properties fo:language="es" fo:country="ES" officeooo:rsid="001e4d23" officeooo:paragraph-rsid="001e4d23"/>
    </style:style>
    <style:style style:name="P22" style:family="paragraph" style:parent-style-name="Text_20_body" style:list-style-name="List_20_1">
      <style:paragraph-properties fo:margin-top="0in" fo:margin-bottom="0.0398in"/>
      <style:text-properties fo:language="es" fo:country="ES" fo:font-weight="normal" style:font-weight-asian="normal" style:font-weight-complex="normal"/>
    </style:style>
    <style:style style:name="P23" style:family="paragraph" style:parent-style-name="Text_20_body" style:list-style-name="List_20_1">
      <style:paragraph-properties fo:margin-top="0in" fo:margin-bottom="0.0398in"/>
      <style:text-properties fo:language="es" fo:country="ES" fo:font-weight="normal" officeooo:rsid="001e4d23" style:font-weight-asian="normal" style:font-weight-complex="normal"/>
    </style:style>
    <style:style style:name="P24" style:family="paragraph" style:parent-style-name="Text_20_body" style:list-style-name="List_20_1">
      <style:paragraph-properties fo:margin-top="0in" fo:margin-bottom="0.0398in"/>
      <style:text-properties fo:language="es" fo:country="ES" fo:font-weight="normal" officeooo:rsid="001e4d23" officeooo:paragraph-rsid="001e4d23" style:font-weight-asian="normal" style:font-weight-complex="normal"/>
    </style:style>
    <style:style style:name="P25" style:family="paragraph" style:parent-style-name="Heading_20_1">
      <style:text-properties fo:language="es" fo:country="ES" officeooo:rsid="0022ea76" officeooo:paragraph-rsid="0022ea76"/>
    </style:style>
    <style:style style:name="P26" style:family="paragraph" style:parent-style-name="Heading_20_1">
      <style:text-properties fo:language="es" fo:country="ES" officeooo:rsid="001e4d23" officeooo:paragraph-rsid="001e4d23"/>
    </style:style>
    <style:style style:name="P27" style:family="paragraph" style:parent-style-name="Heading_20_1">
      <style:text-properties fo:language="es" fo:country="ES" officeooo:rsid="0024bec4" officeooo:paragraph-rsid="0024bec4"/>
    </style:style>
    <style:style style:name="P28" style:family="paragraph" style:parent-style-name="Heading_20_1">
      <style:text-properties fo:language="es" fo:country="ES" officeooo:rsid="001f8c67" officeooo:paragraph-rsid="001f8c67"/>
    </style:style>
    <style:style style:name="P29" style:family="paragraph" style:parent-style-name="Heading_20_1">
      <style:text-properties fo:language="es" fo:country="ES" officeooo:rsid="0021272c" officeooo:paragraph-rsid="0021272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e4d23" style:font-style-asian="normal" style:font-style-complex="normal"/>
    </style:style>
    <style:style style:name="T3" style:family="text">
      <style:text-properties fo:font-style="normal" fo:font-weight="bold" officeooo:rsid="001e4d23" style:font-style-asian="normal" style:font-weight-asian="bold" style:font-style-complex="normal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4d23" style:font-weight-asian="bold" style:font-weight-complex="bold"/>
    </style:style>
    <style:style style:name="T6" style:family="text">
      <style:text-properties fo:font-weight="bold" officeooo:rsid="001f8c67" style:font-weight-asian="bold" style:font-weight-complex="bold"/>
    </style:style>
    <style:style style:name="T7" style:family="text">
      <style:text-properties fo:font-weight="bold" officeooo:rsid="0021272c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4d23" style:font-weight-asian="normal" style:font-weight-complex="normal"/>
    </style:style>
    <style:style style:name="T10" style:family="text">
      <style:text-properties fo:font-weight="normal" officeooo:rsid="0021272c" style:font-weight-asian="normal" style:font-weight-complex="normal"/>
    </style:style>
    <style:style style:name="T11" style:family="text">
      <style:text-properties officeooo:rsid="001dbc73"/>
    </style:style>
    <style:style style:name="T12" style:family="text">
      <style:text-properties officeooo:rsid="0011ea0f"/>
    </style:style>
    <style:style style:name="T13" style:family="text">
      <style:text-properties officeooo:rsid="001e4d23"/>
    </style:style>
    <style:style style:name="T14" style:family="text">
      <style:text-properties officeooo:rsid="001f8c67"/>
    </style:style>
    <style:style style:name="T15" style:family="text">
      <style:text-properties fo:language="es" fo:country="ES"/>
    </style:style>
    <style:style style:name="T16" style:family="text">
      <style:text-properties fo:language="es" fo:country="ES" officeooo:rsid="001e4d23"/>
    </style:style>
    <style:style style:name="T17" style:family="text">
      <style:text-properties fo:language="es" fo:country="ES" officeooo:rsid="0021272c"/>
    </style:style>
    <style:style style:name="T18" style:family="text">
      <style:text-properties officeooo:rsid="0024be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rancisco de Juan</text:p>
      <text:p text:style-name="P4">Fundador y <text:span text:style-name="T18">Jefe</text:span> de Proyectos en Splendeo <text:span text:style-name="T18">Innovación</text:span></text:p>
      <text:p text:style-name="P1"/>
      <text:p text:style-name="P1">Madrid (<text:span text:style-name="T11">España)</text:span></text:p>
      <text:p text:style-name="P2">(34) 675 933 204</text:p>
      <text:p text:style-name="P3"><text:span text:style-name="T12">1</text:span><text:span text:style-name="T11">4</text:span><text:span text:style-name="T12">/03/1979</text:span></text:p>
      <text:p text:style-name="P2">fjuan@splendeo.es</text:p>
      <text:p text:style-name="P1"/>
      <text:h text:style-name="P25" text:outline-level="1">Perfil</text:h>
      <text:p text:style-name="P7">Ingeniero aeronáutico y Emprendedor desarrollando aplicaciones web.</text:p>
      <text:p text:style-name="P8">Fuerte perfil matemático y habilidades para diseñar Sistemas de Inteligencia de Negocio.</text:p>
      <text:h text:style-name="P27" text:outline-level="1">Formación Académica</text:h>
      <text:p text:style-name="P6"><text:span text:style-name="T3">Ingeniero Aeronáutico</text:span><text:span text:style-name="T1"> </text:span><text:span text:style-name="T2">por la Universidad Politécnica de Madrid</text:span><text:span text:style-name="T1"> – </text:span><text:span text:style-name="T2">Julio</text:span><text:span text:style-name="T1"> 2008.</text:span></text:p>
      <text:h text:style-name="P26" text:outline-level="1">Experiencia Laboral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T-engine at Think-in Pharma</text:p>
          </table:table-cell>
          <table:table-cell table:style-name="Table1.A1" office:value-type="string">
            <text:p text:style-name="P13"><text:span text:style-name="T13">Mayo</text:span> 2010 – <text:span text:style-name="T13">Agosto</text:span> 2010</text:p>
          </table:table-cell>
          <table:table-cell table:style-name="Table1.A1" office:value-type="string">
            <text:p text:style-name="P13">Splendeo</text:p>
          </table:table-cell>
        </table:table-row>
        <table:table-row>
          <table:table-cell table:style-name="Table1.A1" table:number-columns-spanned="3" office:value-type="string">
            <text:p text:style-name="Text_20_body"><text:span text:style-name="T15">T-engine </text:span><text:span text:style-name="T16">es una plataforma web orientada a compañías farmacéuticas que imparten conferencias a médicos y enfermeras del Servicio Nacional de Salud. Actualmente está instalado en</text:span><text:span text:style-name="T15"> </text:span><text:a xlink:type="simple" xlink:href="http://www.talleresanemia.es/">talleresanemia.es</text:a><text:span text:style-name="T15"> </text:span><text:span text:style-name="T16">y</text:span><text:span text:style-name="T15"> </text:span><text:a xlink:type="simple" xlink:href="http://www.cuidadosenfermeria.org/">cuidadosenfermeria.org</text:a><text:span text:style-name="T15">, </text:span><text:span text:style-name="T16">con otros sitios web previstos próximamente.</text:span></text:p>
            <text:p text:style-name="P6"><text:span text:style-name="T13">Mis responsabilidades en este proyecto son:</text:span> </text:p>
            <text:list xml:id="list926246397" text:style-name="List_20_1">
              <text:list-item>
                <text:p text:style-name="P20"><text:span text:style-name="T5">Toma de requerimientos </text:span><text:span text:style-name="T13">negociación de contratos.</text:span></text:p>
              </text:list-item>
              <text:list-item>
                <text:p text:style-name="P20"><text:span text:style-name="T5">Diseño, desarrollo y lanzamiento</text:span> <text:span text:style-name="T13">de las aplicaciones.</text:span></text:p>
              </text:list-item>
              <text:list-item>
                <text:p text:style-name="P21">Configuración y mantenimiento de servidores</text:p>
              </text:list-item>
            </text:list>
            <text:p text:style-name="P6"><text:span text:style-name="T13">Tecnologías utilizadas: </text:span><text:span text:style-name="T8">Ruby on Rails, HTML, SQL (postgres) and Ubuntu. 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4">cp-induction.com <text:span text:style-name="T13">para</text:span> Colgate-Palmolive</text:p>
          </table:table-cell>
          <table:table-cell table:style-name="Table1.A1" office:value-type="string">
            <text:p text:style-name="P15"><text:span text:style-name="T13">Abril</text:span> 2010 – <text:span text:style-name="T13">Junio</text:span> 2010</text:p>
          </table:table-cell>
          <table:table-cell table:style-name="Table1.A1" office:value-type="string">
            <text:p text:style-name="P15">Splendeo</text:p>
          </table:table-cell>
        </table:table-row>
        <table:table-row>
          <table:table-cell table:style-name="Table1.A1" table:number-columns-spanned="3" office:value-type="string">
            <text:p text:style-name="P6"><text:span text:style-name="T13">Preparación de un sitio web de preparación de nuevos empleados para el departamento de Recursos Humanos de </text:span>Colgate-Palmolive.</text:p>
            <text:p text:style-name="P9">Mis responsabilidades en este proyecto:</text:p>
            <text:list xml:id="list1882266067" text:continue-numbering="true" text:style-name="List_20_1">
              <text:list-item>
                <text:p text:style-name="P22"><text:span text:style-name="T5">Toma de requerimientos, diseño, lanzamiento y mantenimiento </text:span><text:span text:style-name="T13">del sitio web.</text:span></text:p>
              </text:list-item>
              <text:list-item>
                <text:p text:style-name="P24">Entrenamiento de usuarios</text:p>
              </text:list-item>
            </text:list>
            <text:p text:style-name="P12"><text:span text:style-name="T13">Tecnologías utilizadas: </text:span>Drupal, SQL (postgres), HTML, GIMP</text:p>
          </table:table-cell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14">Open Hardware Repository <text:span text:style-name="T13">en</text:span> CERN</text:p>
          </table:table-cell>
          <table:table-cell table:style-name="Table1.A5" office:value-type="string">
            <text:p text:style-name="P13"><text:span text:style-name="T13">Diciembre</text:span> 2009 – <text:span text:style-name="T13">Febrero</text:span> 2010</text:p>
          </table:table-cell>
          <table:table-cell table:style-name="Table1.A5" office:value-type="string">
            <text:p text:style-name="P13">Splendeo</text:p>
          </table:table-cell>
        </table:table-row>
        <table:table-row>
          <table:table-cell table:style-name="Table1.A1" table:number-columns-spanned="3" office:value-type="string">
            <text:p text:style-name="Text_20_body"><text:a xlink:type="simple" xlink:href="http://www.ohwr.org/">www.ohwr.org</text:a><text:span text:style-name="T15"> </text:span><text:span text:style-name="T16">es un sitio web de gestión de proyectos desarrollado para el CERN (Suiza)</text:span></text:p>
            <text:p text:style-name="P6">M<text:span text:style-name="T13">is responsabilidades en este proyecto son:</text:span></text:p>
            <text:list xml:id="list1739860888" text:continue-numbering="true" text:style-name="List_20_1">
              <text:list-item>
                <text:p text:style-name="P23">Gestión de los entornos de pruebas y producción.</text:p>
              </text:list-item>
              <text:list-item>
                <text:p text:style-name="P24">Instalación y mantenimiento de sistemas.</text:p>
              </text:list-item>
            </text:list>
            <text:p text:style-name="P6"><text:span text:style-name="T13">Tecnologías empleadas: </text:span>Redmine, Ruby on Rails, SQL (postgres), Sympa, Postfix, Ubuntu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4">e-storemonitor.com <text:span text:style-name="T13">en</text:span> Colgate-Palmolive</text:p>
          </table:table-cell>
          <table:table-cell table:style-name="Table3.A1" office:value-type="string">
            <text:p text:style-name="P15">May<text:span text:style-name="T13">o</text:span> 2009 – <text:span text:style-name="T13">Octubre</text:span> 2009</text:p>
          </table:table-cell>
          <table:table-cell table:style-name="Table3.A1" office:value-type="string">
            <text:p text:style-name="P15">Splendeo</text:p>
          </table:table-cell>
        </table:table-row>
        <table:table-row>
          <table:table-cell table:style-name="Table3.A1" table:number-columns-spanned="3" office:value-type="string">
            <text:p text:style-name="P6">Colgate-Palmolive Iberia <text:span text:style-name="T13">utiliza </text:span>e-storemonitor.com <text:span text:style-name="T13">para gestionar fotografías de sus tiendas. Esta aplicación permite recolectar información acerca del lanzamiento de productos, estado de los lineales y productos de la competencia dentro de España y Portugal. En detalle, los roles y responsabilidades incluyen:</text:span></text:p>
            <text:list xml:id="list1293721830" text:continue-numbering="true" text:style-name="List_20_1">
              <text:list-item>
                <text:p text:style-name="P20"><text:span text:style-name="T5">Toma </text:span><text:span text:style-name="T7">continua</text:span><text:span text:style-name="T5"> de requerimientos</text:span><text:span text:style-name="T8"> </text:span><text:span text:style-name="T9">desde varios departamentos </text:span><text:span text:style-name="T8">(</text:span><text:span text:style-name="T9">algunos de ellos en otros países</text:span><text:span text:style-name="T8">).</text:span></text:p>
              </text:list-item>
              <text:list-item>
                <text:p text:style-name="P22"><text:soft-page-break/><text:span text:style-name="T13">Redacción de </text:span><text:span text:style-name="T5">especificaciones funcionales</text:span> <text:span text:style-name="T13">y</text:span> <text:span text:style-name="T4">contra</text:span><text:span text:style-name="T5">tos</text:span>.</text:p>
              </text:list-item>
              <text:list-item>
                <text:p text:style-name="P23">Diseño, desarrollo y mantenimiento de aplicaciones web.</text:p>
              </text:list-item>
              <text:list-item>
                <text:p text:style-name="P22"><text:span text:style-name="T13">Configuración y mantenimiento de entornos de pruebas y producción</text:span>.</text:p>
              </text:list-item>
            </text:list>
            <text:p text:style-name="P12"><text:span text:style-name="T13">Tecnologías empleadas: Ubuntu Server, </text:span>Ruby on Rails, HTML, AJAX, <text:span text:style-name="T13">Postgresql</text:span>.</text:p>
          </table:table-cell>
          <table:covered-table-cell/>
          <table:covered-table-cell/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4">PTRA <text:span text:style-name="T14">en</text:span> Colgate-Palmolive</text:p>
          </table:table-cell>
          <table:table-cell table:style-name="Table4.A1" office:value-type="string">
            <text:p text:style-name="P15"><text:span text:style-name="T14">Diciembre</text:span> 2008 – <text:span text:style-name="T14">Abril</text:span> 2009</text:p>
          </table:table-cell>
          <table:table-cell table:style-name="Table4.A1" office:value-type="string">
            <text:p text:style-name="P15">Splendeo</text:p>
          </table:table-cell>
        </table:table-row>
        <table:table-row>
          <table:table-cell table:style-name="Table4.A1" table:number-columns-spanned="3" office:value-type="string">
            <text:p text:style-name="P6"><text:span text:style-name="T14">El departamento de gestión de categorías en C</text:span>olgate-Palmolive Portugal &amp; Spain <text:span text:style-name="T14">funciona con varias bases de datos con información de ventas: la base de datos de Nielsen, con información del mercado, y otro juego de datos provinente de cada cliente. PTRA es una plataforma web de integración entre ambos sistemas, para un uso diario más simplificado.</text:span></text:p>
            <text:p text:style-name="P10">La función principal de PTRA es la generación de informes de tendencias de ventas combinando los datos de varias fuentes.</text:p>
            <text:p text:style-name="P10">Mis responsabilidades en este proyecto son:</text:p>
            <text:list xml:id="list1158782354" text:continue-numbering="true" text:style-name="List_20_1">
              <text:list-item>
                <text:p text:style-name="P22"><text:span text:style-name="T6">Análisis de Requerimientos</text:span>, <text:span text:style-name="T14">negociación de contratos</text:span>.</text:p>
              </text:list-item>
              <text:list-item>
                <text:p text:style-name="P22"><text:span text:style-name="T6">Diseño</text:span><text:span text:style-name="T14"> y </text:span><text:span text:style-name="T6">Desarrollo</text:span><text:span text:style-name="T14"> de proyectos</text:span></text:p>
              </text:list-item>
            </text:list>
            <text:p text:style-name="P12"><text:span text:style-name="T14">Tecnologías utilizadas</text:span>: Ruby on Rails, SQL, Excel, VBA</text:p>
          </table:table-cell>
          <table:covered-table-cell/>
          <table:covered-table-cell/>
        </table:table-row>
      </table:table>
      <text:h text:style-name="P28" text:outline-level="1">Conocimientos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6">Experto</text:p>
          </table:table-cell>
          <table:table-cell table:style-name="Table9.A1" office:value-type="string">
            <text:p text:style-name="P19"><text:span text:style-name="T6">Desarrollo de Software</text:span><text:span text:style-name="T4">, Ruby on Rails</text:span>, <text:span text:style-name="T8">Apache</text:span><text:span text:style-name="T4">,</text:span> DNS, web servers configuration, HTML, <text:span text:style-name="T14">Cálculo</text:span>, <text:span text:style-name="T14">Álgebra</text:span>, <text:span text:style-name="T14">Ecuaciones Diferenciales, Optimización de Algoritmos, </text:span><text:span text:style-name="T6">SEO</text:span></text:p>
          </table:table-cell>
        </table:table-row>
        <table:table-row>
          <table:table-cell table:style-name="Table9.A1" office:value-type="string">
            <text:p text:style-name="P17">Avanzado</text:p>
          </table:table-cell>
          <table:table-cell table:style-name="Table9.A1" office:value-type="string">
            <text:p text:style-name="P18"><text:span text:style-name="T6">Hablar en público</text:span><text:span text:style-name="T8">, Information architecture, </text:span><text:span text:style-name="T4">Software usability, </text:span><text:span text:style-name="T7">Gestión de proyectos</text:span><text:span text:style-name="T8"> </text:span><text:span text:style-name="T10">Redacción de Informes</text:span><text:span text:style-name="T8">,</text:span><text:span text:style-name="T4"> </text:span><text:span text:style-name="T8">PostgreSQL</text:span><text:span text:style-name="T4">,</text:span> MySQL, <text:span text:style-name="T4">Mac OS X</text:span>, Linux, MS Windows</text:p>
          </table:table-cell>
        </table:table-row>
        <table:table-row>
          <table:table-cell table:style-name="Table9.A1" office:value-type="string">
            <text:p text:style-name="P17">Competente</text:p>
          </table:table-cell>
          <table:table-cell table:style-name="Table9.A1" office:value-type="string">
            <text:p text:style-name="P18"><text:span text:style-name="T7">Test-Driven Development</text:span><text:span text:style-name="T8">, CSS, PHP, <text:s/>Javascript</text:span></text:p>
          </table:table-cell>
        </table:table-row>
      </table:table>
      <text:h text:style-name="P29" text:outline-level="1">Idiomas</text:h>
      <text:p text:style-name="P6"><text:span text:style-name="T7">Español</text:span><text:span text:style-name="T10"> nativo</text:span>.</text:p>
      <text:p text:style-name="P6"><text:span text:style-name="T7">Inglés</text:span><text:span text:style-name="T10"> excelente: Lo utilizo habitualmente para trabajar en varios de mis proyectos, tanto para discutir detalles técnicos así como presupuestos.</text:span></text:p>
      <text:h text:style-name="P29" text:outline-level="1">Intereses</text:h>
      <text:p text:style-name="P11">Me interesa el software, en especial el código abierto.</text:p>
      <text:p text:style-name="Text_20_body"><text:span text:style-name="T17">Mis hobbies son el ciclismo urbano, la cocina y los video juegos. Colaboro con mi madre en blog de recetas muy popular: </text:span><text:a xlink:type="simple" xlink:href="http://www.recetasdemama.es/">www.recetasdemama.es</text:a><text:span text:style-name="T15">, </text:span><text:span text:style-name="T17">basado en el cual en Octubre de 2010 publicamos un libro.</text:span></text:p>
      <text:h text:style-name="P29" text:outline-level="1">Enlaces</text:h>
      <text:p text:style-name="Text_20_body"><text:span text:style-name="T15">LinkedIn: </text:span><text:a xlink:type="simple" xlink:href="http://www.linkedin.com/in/franciscodejuan">www.linkedin.com/in/franciscodejuan</text:a></text:p>
      <text:p text:style-name="Text_20_body"><text:span text:style-name="T15">Twitter: </text:span><text:a xlink:type="simple" xlink:href="http://www.twitter.com/splendeo">twitter.com/splendeo</text:a></text:p>
      <text:p text:style-name="Text_20_body"><text:span text:style-name="T15">Delicious: </text:span><text:a xlink:type="simple" xlink:href="http://delicious.com/fjuan">delicious.com/fjuan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Book Antiqua" svg:font-family="'Book Antiqua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background-color="transparent" fo:keep-with-next="always">
        <style:background-image/>
      </style:paragraph-properties>
      <style:text-properties fo:color="#000080" style:font-name="Trebuchet MS" fo:font-size="20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Book Antiqua"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783in" fo:margin-bottom="0.0783in" style:page-number="auto" fo:background-color="#e6e6e6" fo:padding="0in" fo:border="none" style:shadow="none">
        <style:background-image/>
      </style:paragraph-properties>
      <style:text-properties fo:color="#000080" fo:font-size="1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act_20_Info" style:display-name="Contact Info" style:family="paragraph" style:parent-style-name="Text_20_body" style:class="text">
      <style:paragraph-properties fo:margin-top="0in" fo:margin-bottom="0in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text:number-lines="false" text:line-number="0">
        <style:background-image/>
      </style:paragraph-properties>
      <style:text-properties fo:color="#000080" style:font-name="Trebuchet MS" fo:font-size="10pt"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font-size="8pt" fo:font-weight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Francisco de Juan<text:tab/><text:tab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nrique Garcia Cota</meta:initial-creator>
    <meta:creation-date>2009-05-20T13:41:21.90</meta:creation-date>
    <dc:date>2010-10-10T13:21:00</dc:date>
    <dc:creator>Enrique Cota</dc:creator>
    <meta:editing-duration>PT22H13M03S</meta:editing-duration>
    <meta:editing-cycles>39</meta:editing-cycles>
    <meta:generator>OpenOffice.org/3.2$Linux OpenOffice.org_project/320m19$Build-9505</meta:generator>
    <meta:printed-by>Enrique Garcia Cota</meta:printed-by>
    <meta:print-date>2009-05-20T21:25:18.70</meta:print-date>
    <meta:document-statistic meta:table-count="4" meta:image-count="0" meta:object-count="0" meta:page-count="2" meta:paragraph-count="73" meta:word-count="585" meta:character-count="4162"/>
  </office:meta>
</office:document-meta>
</file>